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7e9b" officeooo:paragraph-rsid="00137e9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0pt" fo:font-weight="normal" officeooo:rsid="0014b94a" officeooo:paragraph-rsid="0014b94a" style:font-size-asian="8.75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officeooo:rsid="00137e9b" officeooo:paragraph-rsid="00137e9b" style:font-size-asian="10.5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officeooo:rsid="00137e9b" officeooo:paragraph-rsid="00137e9b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14b94a" officeooo:paragraph-rsid="0014b94a" style:font-size-asian="10.5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officeooo:rsid="0014b94a" officeooo:paragraph-rsid="0014b94a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37e9b" officeooo:paragraph-rsid="00137e9b" style:font-size-asian="10.5pt" style:font-weight-asian="bold" style:font-size-complex="12pt" style:font-weight-complex="bold"/>
    </style:style>
    <style:style style:name="T1" style:family="text">
      <style:text-properties officeooo:rsid="0014b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hn - und Rohstoffkosten <text:s/>Potsdam, Berlin </text:p>
      <text:p text:style-name="P1"/>
      <text:p text:style-name="P1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8">Potsdam </text:p>
          </table:table-cell>
          <table:table-cell table:style-name="Tabelle1.C1" office:value-type="string">
            <text:p text:style-name="P8">Berlin </text:p>
          </table:table-cell>
        </table:table-row>
        <table:table-row>
          <table:table-cell table:style-name="Tabelle1.A2" office:value-type="string">
            <text:p text:style-name="P8">Lohnkosten </text:p>
          </table:table-cell>
          <table:table-cell table:style-name="Tabelle1.A2" office:value-type="string">
            <text:p text:style-name="P4">Min.: 1.997€ -</text:p>
            <text:p text:style-name="P4">Max.: 4.342€ </text:p>
            <text:p text:style-name="P5">Durchschnittlich: 2.700€</text:p>
            <text:p text:style-name="P4"/>
            <text:p text:style-name="P4"/>
          </table:table-cell>
          <table:table-cell table:style-name="Tabelle1.C2" office:value-type="string">
            <text:p text:style-name="P4">Min.: <text:span text:style-name="T1">2.149€ -</text:span></text:p>
            <text:p text:style-name="P6">Max.: 4.847€</text:p>
            <text:p text:style-name="P7">Durchschnittlich: 3.080€</text:p>
            <text:p text:style-name="P6"/>
            <text:p text:style-name="P6">z.B. Büroangestellter: 1.693€ - 3.253€</text:p>
          </table:table-cell>
        </table:table-row>
        <table:table-row>
          <table:table-cell table:style-name="Tabelle1.A2" office:value-type="string">
            <text:p text:style-name="P8">Rohstoffkosten </text:p>
          </table:table-cell>
          <table:table-cell table:style-name="Tabelle1.A2" office:value-type="string">
            <text:p text:style-name="P4">Strom: ca. 1500€</text:p>
            <text:p text:style-name="P4">Heizkosten: ca. 5000€ </text:p>
            <text:p text:style-name="P5">( 4 Personen, 90 m<text:span text:style-name="T1">²</text:span> = 684€ )</text:p>
          </table:table-cell>
          <table:table-cell table:style-name="Tabelle1.C2" office:value-type="string">
            <text:p text:style-name="P6">Strom: ca. 1500€</text:p>
            <text:p text:style-name="P6">Heizkosten: ca. 25,31€ pro m²</text:p>
          </table:table-cell>
        </table:table-row>
        <table:table-row>
          <table:table-cell table:style-name="Tabelle1.A2" office:value-type="string">
            <text:p text:style-name="P8">Evtl. Gründe </text:p>
          </table:table-cell>
          <table:table-cell table:style-name="Tabelle1.A2" office:value-type="string">
            <text:p text:style-name="P4">Ein Grund warum Potsdam im Vergleich zu anderen Städten / Bundesländern nicht so viel verdient, ist immer noch der Grund der DDR Zeit, da Potsdam im Osten liegt. </text:p>
          </table:table-cell>
          <table:table-cell table:style-name="Tabelle1.C2" office:value-type="string">
            <text:p text:style-name="P3"/>
          </table:table-cell>
        </table:table-row>
      </table:table>
      <text:p text:style-name="P2">€ Angaben sind pro Mon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5:57:03.105000000</meta:creation-date>
    <dc:date>2019-03-27T06:15:53.294000000</dc:date>
    <meta:editing-duration>PT5M19S</meta:editing-duration>
    <meta:editing-cycles>1</meta:editing-cycles>
    <meta:document-statistic meta:table-count="1" meta:image-count="0" meta:object-count="0" meta:page-count="1" meta:paragraph-count="20" meta:word-count="88" meta:character-count="533" meta:non-whitespace-character-count="457"/>
    <meta:generator>LibreOffice/5.4.4.2$Windows_X86_64 LibreOffice_project/2524958677847fb3bb44820e40380acbe820f960</meta:generator>
  </office:meta>
</office:document-meta>
</file>